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8146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0.9327in"/>
    </style:style>
    <style:style style:name="co9" style:family="table-column">
      <style:table-column-properties fo:break-before="auto" style:column-width="0.9429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BlazMul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3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1024" calcext:value-type="float">
            <text:p>1024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204" calcext:value-type="float">
            <text:p>2.20E-04</text:p>
          </table:table-cell>
          <table:table-cell office:value-type="float" office:value="0.0018626" calcext:value-type="float">
            <text:p>1.86E-03</text:p>
          </table:table-cell>
          <table:table-cell office:value-type="float" office:value="0.008645" calcext:value-type="float">
            <text:p>8.65E-03</text:p>
          </table:table-cell>
          <table:table-cell office:value-type="float" office:value="0.145015384615385" calcext:value-type="float">
            <text:p>1.45E-01</text:p>
          </table:table-cell>
          <table:table-cell office:value-type="float" office:value="1.23442857142857" calcext:value-type="float">
            <text:p>1.23E+00</text:p>
          </table:table-cell>
          <table:table-cell office:value-type="float" office:value="14.4225" calcext:value-type="float">
            <text:p>1.44E+01</text:p>
          </table:table-cell>
          <table:table-cell office:value-type="float" office:value="230.56" calcext:value-type="float">
            <text:p>2.31E+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0392" calcext:value-type="float">
            <text:p>2.04E-04</text:p>
          </table:table-cell>
          <table:table-cell office:value-type="float" office:value="0.0016076" calcext:value-type="float">
            <text:p>1.61E-03</text:p>
          </table:table-cell>
          <table:table-cell office:value-type="float" office:value="0.008348" calcext:value-type="float">
            <text:p>8.35E-03</text:p>
          </table:table-cell>
          <table:table-cell office:value-type="float" office:value="0.150138461538462" calcext:value-type="float">
            <text:p>1.50E-01</text:p>
          </table:table-cell>
          <table:table-cell office:value-type="float" office:value="1.407" calcext:value-type="float">
            <text:p>1.41E+00</text:p>
          </table:table-cell>
          <table:table-cell office:value-type="float" office:value="11.80125" calcext:value-type="float">
            <text:p>1.18E+01</text:p>
          </table:table-cell>
          <table:table-cell office:value-type="float" office:value="253.01" calcext:value-type="float">
            <text:p>2.53E+0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2141" calcext:value-type="float">
            <text:p>2.14E-04</text:p>
          </table:table-cell>
          <table:table-cell office:value-type="float" office:value="0.0016414" calcext:value-type="float">
            <text:p>1.64E-03</text:p>
          </table:table-cell>
          <table:table-cell office:value-type="float" office:value="0.009384" calcext:value-type="float">
            <text:p>9.38E-03</text:p>
          </table:table-cell>
          <table:table-cell office:value-type="float" office:value="0.154584615384615" calcext:value-type="float">
            <text:p>1.55E-01</text:p>
          </table:table-cell>
          <table:table-cell office:value-type="float" office:value="1.41214285714286" calcext:value-type="float">
            <text:p>1.41E+00</text:p>
          </table:table-cell>
          <table:table-cell office:value-type="float" office:value="12.82875" calcext:value-type="float">
            <text:p>1.28E+01</text:p>
          </table:table-cell>
          <table:table-cell office:value-type="float" office:value="239.51" calcext:value-type="float">
            <text:p>2.40E+0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21394" calcext:value-type="float">
            <text:p>2.14E-04</text:p>
          </table:table-cell>
          <table:table-cell office:value-type="float" office:value="0.001954" calcext:value-type="float">
            <text:p>1.95E-03</text:p>
          </table:table-cell>
          <table:table-cell office:value-type="float" office:value="0.008166" calcext:value-type="float">
            <text:p>8.17E-03</text:p>
          </table:table-cell>
          <table:table-cell office:value-type="float" office:value="0.149753846153846" calcext:value-type="float">
            <text:p>1.50E-01</text:p>
          </table:table-cell>
          <table:table-cell office:value-type="float" office:value="1.39828571428571" calcext:value-type="float">
            <text:p>1.40E+00</text:p>
          </table:table-cell>
          <table:table-cell office:value-type="float" office:value="12.0475" calcext:value-type="float">
            <text:p>1.20E+01</text:p>
          </table:table-cell>
          <table:table-cell office:value-type="float" office:value="243.07" calcext:value-type="float">
            <text:p>2.43E+0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22118" calcext:value-type="float">
            <text:p>2.21E-04</text:p>
          </table:table-cell>
          <table:table-cell office:value-type="float" office:value="0.0016852" calcext:value-type="float">
            <text:p>1.69E-03</text:p>
          </table:table-cell>
          <table:table-cell office:value-type="float" office:value="0.008253" calcext:value-type="float">
            <text:p>8.25E-03</text:p>
          </table:table-cell>
          <table:table-cell office:value-type="float" office:value="0.155923076923077" calcext:value-type="float">
            <text:p>1.56E-01</text:p>
          </table:table-cell>
          <table:table-cell office:value-type="float" office:value="1.32671428571429" calcext:value-type="float">
            <text:p>1.33E+00</text:p>
          </table:table-cell>
          <table:table-cell office:value-type="float" office:value="12.79375" calcext:value-type="float">
            <text:p>1.28E+01</text:p>
          </table:table-cell>
          <table:table-cell office:value-type="float" office:value="233.26" calcext:value-type="float">
            <text:p>2.33E+0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21348" calcext:value-type="float">
            <text:p>2.13E-04</text:p>
          </table:table-cell>
          <table:table-cell office:value-type="float" office:value="0.0016314" calcext:value-type="float">
            <text:p>1.63E-03</text:p>
          </table:table-cell>
          <table:table-cell office:value-type="float" office:value="0.00868" calcext:value-type="float">
            <text:p>8.68E-03</text:p>
          </table:table-cell>
          <table:table-cell office:value-type="float" office:value="0.172107692307692" calcext:value-type="float">
            <text:p>1.72E-01</text:p>
          </table:table-cell>
          <table:table-cell office:value-type="float" office:value="1.39628571428571" calcext:value-type="float">
            <text:p>1.40E+00</text:p>
          </table:table-cell>
          <table:table-cell office:value-type="float" office:value="12.54625" calcext:value-type="float">
            <text:p>1.25E+01</text:p>
          </table:table-cell>
          <table:table-cell office:value-type="float" office:value="248.23" calcext:value-type="float">
            <text:p>2.48E+0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2201" calcext:value-type="float">
            <text:p>2.20E-04</text:p>
          </table:table-cell>
          <table:table-cell office:value-type="float" office:value="0.0017552" calcext:value-type="float">
            <text:p>1.76E-03</text:p>
          </table:table-cell>
          <table:table-cell office:value-type="float" office:value="0.008262" calcext:value-type="float">
            <text:p>8.26E-03</text:p>
          </table:table-cell>
          <table:table-cell office:value-type="float" office:value="0.167861538461538" calcext:value-type="float">
            <text:p>1.68E-01</text:p>
          </table:table-cell>
          <table:table-cell office:value-type="float" office:value="1.16042857142857" calcext:value-type="float">
            <text:p>1.16E+00</text:p>
          </table:table-cell>
          <table:table-cell office:value-type="float" office:value="12.72875" calcext:value-type="float">
            <text:p>1.27E+01</text:p>
          </table:table-cell>
          <table:table-cell office:value-type="float" office:value="253.55" calcext:value-type="float">
            <text:p>2.54E+0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3754" calcext:value-type="float">
            <text:p>2.38E-04</text:p>
          </table:table-cell>
          <table:table-cell office:value-type="float" office:value="0.0018886" calcext:value-type="float">
            <text:p>1.89E-03</text:p>
          </table:table-cell>
          <table:table-cell office:value-type="float" office:value="0.009871" calcext:value-type="float">
            <text:p>9.87E-03</text:p>
          </table:table-cell>
          <table:table-cell office:value-type="float" office:value="0.179723076923077" calcext:value-type="float">
            <text:p>1.80E-01</text:p>
          </table:table-cell>
          <table:table-cell office:value-type="float" office:value="1.39585714285714" calcext:value-type="float">
            <text:p>1.40E+00</text:p>
          </table:table-cell>
          <table:table-cell office:value-type="float" office:value="12.2125" calcext:value-type="float">
            <text:p>1.22E+01</text:p>
          </table:table-cell>
          <table:table-cell office:value-type="float" office:value="259.27" calcext:value-type="float">
            <text:p>2.59E+0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2512" calcext:value-type="float">
            <text:p>2.51E-04</text:p>
          </table:table-cell>
          <table:table-cell office:value-type="float" office:value="0.0017546" calcext:value-type="float">
            <text:p>1.75E-03</text:p>
          </table:table-cell>
          <table:table-cell office:value-type="float" office:value="0.008277" calcext:value-type="float">
            <text:p>8.28E-03</text:p>
          </table:table-cell>
          <table:table-cell office:value-type="float" office:value="0.1444" calcext:value-type="float">
            <text:p>1.44E-01</text:p>
          </table:table-cell>
          <table:table-cell office:value-type="float" office:value="1.40085714285714" calcext:value-type="float">
            <text:p>1.40E+00</text:p>
          </table:table-cell>
          <table:table-cell office:value-type="float" office:value="12.12625" calcext:value-type="float">
            <text:p>1.21E+01</text:p>
          </table:table-cell>
          <table:table-cell office:value-type="float" office:value="256.62" calcext:value-type="float">
            <text:p>2.57E+0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128" calcext:value-type="float">
            <text:p>2.13E-04</text:p>
          </table:table-cell>
          <table:table-cell office:value-type="float" office:value="0.0017326" calcext:value-type="float">
            <text:p>1.73E-03</text:p>
          </table:table-cell>
          <table:table-cell office:value-type="float" office:value="0.008114" calcext:value-type="float">
            <text:p>8.11E-03</text:p>
          </table:table-cell>
          <table:table-cell office:value-type="float" office:value="0.1688" calcext:value-type="float">
            <text:p>1.69E-01</text:p>
          </table:table-cell>
          <table:table-cell office:value-type="float" office:value="1.21342857142857" calcext:value-type="float">
            <text:p>1.21E+00</text:p>
          </table:table-cell>
          <table:table-cell office:value-type="float" office:value="12.37875" calcext:value-type="float">
            <text:p>1.24E+01</text:p>
          </table:table-cell>
          <table:table-cell office:value-type="float" office:value="259.07" calcext:value-type="float">
            <text:p>2.59E+02</text:p>
          </table:table-cell>
          <table:table-cell table:number-columns-repeated="3"/>
        </table:table-row>
      </table:table>
      <table:table table:name="ZfpMul" table:style-name="ta1">
        <table:table-column table:style-name="co1" table:default-cell-style-name="Default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1024" calcext:value-type="float">
            <text:p>1024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758866666666667" calcext:value-type="float">
            <text:p>7.59E-04</text:p>
          </table:table-cell>
          <table:table-cell office:value-type="float" office:value="0.0062555" calcext:value-type="float">
            <text:p>6.26E-03</text:p>
          </table:table-cell>
          <table:table-cell office:value-type="float" office:value="0.04462" calcext:value-type="float">
            <text:p>4.46E-02</text:p>
          </table:table-cell>
          <table:table-cell office:value-type="float" office:value="0.3016" calcext:value-type="float">
            <text:p>3.02E-01</text:p>
          </table:table-cell>
          <table:table-cell office:value-type="float" office:value="3.89466666666667" calcext:value-type="float">
            <text:p>3.89E+00</text:p>
          </table:table-cell>
          <table:table-cell office:value-type="float" office:value="26.89" calcext:value-type="float">
            <text:p>2.69E+01</text:p>
          </table:table-cell>
          <table:table-cell office:value-type="float" office:value="251.28" calcext:value-type="float">
            <text:p>2.51E+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802933333333333" calcext:value-type="float">
            <text:p>8.03E-04</text:p>
          </table:table-cell>
          <table:table-cell office:value-type="float" office:value="0.0047385" calcext:value-type="float">
            <text:p>4.74E-03</text:p>
          </table:table-cell>
          <table:table-cell office:value-type="float" office:value="0.0446566666666667" calcext:value-type="float">
            <text:p>4.47E-02</text:p>
          </table:table-cell>
          <table:table-cell office:value-type="float" office:value="0.31" calcext:value-type="float">
            <text:p>3.10E-01</text:p>
          </table:table-cell>
          <table:table-cell office:value-type="float" office:value="3.10066666666667" calcext:value-type="float">
            <text:p>3.10E+00</text:p>
          </table:table-cell>
          <table:table-cell office:value-type="float" office:value="27.0066666666667" calcext:value-type="float">
            <text:p>2.70E+01</text:p>
          </table:table-cell>
          <table:table-cell office:value-type="float" office:value="271.83" calcext:value-type="float">
            <text:p>2.72E+0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745133333333333" calcext:value-type="float">
            <text:p>7.45E-04</text:p>
          </table:table-cell>
          <table:table-cell office:value-type="float" office:value="0.005907" calcext:value-type="float">
            <text:p>5.91E-03</text:p>
          </table:table-cell>
          <table:table-cell office:value-type="float" office:value="0.0393866666666667" calcext:value-type="float">
            <text:p>3.94E-02</text:p>
          </table:table-cell>
          <table:table-cell office:value-type="float" office:value="0.331766666666667" calcext:value-type="float">
            <text:p>3.32E-01</text:p>
          </table:table-cell>
          <table:table-cell office:value-type="float" office:value="3.121" calcext:value-type="float">
            <text:p>3.12E+00</text:p>
          </table:table-cell>
          <table:table-cell office:value-type="float" office:value="28.9533333333333" calcext:value-type="float">
            <text:p>2.90E+01</text:p>
          </table:table-cell>
          <table:table-cell office:value-type="float" office:value="275.19" calcext:value-type="float">
            <text:p>2.75E+0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733333333333333" calcext:value-type="float">
            <text:p>7.33E-04</text:p>
          </table:table-cell>
          <table:table-cell office:value-type="float" office:value="0.006568" calcext:value-type="float">
            <text:p>6.57E-03</text:p>
          </table:table-cell>
          <table:table-cell office:value-type="float" office:value="0.03965" calcext:value-type="float">
            <text:p>3.97E-02</text:p>
          </table:table-cell>
          <table:table-cell office:value-type="float" office:value="0.323533333333333" calcext:value-type="float">
            <text:p>3.24E-01</text:p>
          </table:table-cell>
          <table:table-cell office:value-type="float" office:value="3.86933333333333" calcext:value-type="float">
            <text:p>3.87E+00</text:p>
          </table:table-cell>
          <table:table-cell office:value-type="float" office:value="29.6766666666667" calcext:value-type="float">
            <text:p>2.97E+01</text:p>
          </table:table-cell>
          <table:table-cell office:value-type="float" office:value="238.58" calcext:value-type="float">
            <text:p>2.39E+0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863866666666667" calcext:value-type="float">
            <text:p>8.64E-04</text:p>
          </table:table-cell>
          <table:table-cell office:value-type="float" office:value="0.006419" calcext:value-type="float">
            <text:p>6.42E-03</text:p>
          </table:table-cell>
          <table:table-cell office:value-type="float" office:value="0.04302" calcext:value-type="float">
            <text:p>4.30E-02</text:p>
          </table:table-cell>
          <table:table-cell office:value-type="float" office:value="0.322933333333333" calcext:value-type="float">
            <text:p>3.23E-01</text:p>
          </table:table-cell>
          <table:table-cell office:value-type="float" office:value="3.29433333333333" calcext:value-type="float">
            <text:p>3.29E+00</text:p>
          </table:table-cell>
          <table:table-cell office:value-type="float" office:value="29.6033333333333" calcext:value-type="float">
            <text:p>2.96E+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7048" calcext:value-type="float">
            <text:p>7.05E-04</text:p>
          </table:table-cell>
          <table:table-cell office:value-type="float" office:value="0.0065155" calcext:value-type="float">
            <text:p>6.52E-03</text:p>
          </table:table-cell>
          <table:table-cell office:value-type="float" office:value="0.0431" calcext:value-type="float">
            <text:p>4.31E-02</text:p>
          </table:table-cell>
          <table:table-cell office:value-type="float" office:value="0.387333333333333" calcext:value-type="float">
            <text:p>3.87E-01</text:p>
          </table:table-cell>
          <table:table-cell office:value-type="float" office:value="3.43166666666667" calcext:value-type="float">
            <text:p>3.43E+00</text:p>
          </table:table-cell>
          <table:table-cell office:value-type="float" office:value="28.2433333333333" calcext:value-type="float">
            <text:p>2.82E+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703933333333333" calcext:value-type="float">
            <text:p>7.04E-04</text:p>
          </table:table-cell>
          <table:table-cell office:value-type="float" office:value="0.006515" calcext:value-type="float">
            <text:p>6.52E-03</text:p>
          </table:table-cell>
          <table:table-cell office:value-type="float" office:value="0.04346" calcext:value-type="float">
            <text:p>4.35E-02</text:p>
          </table:table-cell>
          <table:table-cell office:value-type="float" office:value="0.3428" calcext:value-type="float">
            <text:p>3.43E-01</text:p>
          </table:table-cell>
          <table:table-cell office:value-type="float" office:value="3.33766666666667" calcext:value-type="float">
            <text:p>3.34E+00</text:p>
          </table:table-cell>
          <table:table-cell office:value-type="float" office:value="27.78" calcext:value-type="float">
            <text:p>2.78E+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813666666666667" calcext:value-type="float">
            <text:p>8.14E-04</text:p>
          </table:table-cell>
          <table:table-cell office:value-type="float" office:value="0.006422" calcext:value-type="float">
            <text:p>6.42E-03</text:p>
          </table:table-cell>
          <table:table-cell office:value-type="float" office:value="0.0435733333333333" calcext:value-type="float">
            <text:p>4.36E-02</text:p>
          </table:table-cell>
          <table:table-cell office:value-type="float" office:value="0.317933333333333" calcext:value-type="float">
            <text:p>3.18E-01</text:p>
          </table:table-cell>
          <table:table-cell office:value-type="float" office:value="3.38166666666667" calcext:value-type="float">
            <text:p>3.38E+00</text:p>
          </table:table-cell>
          <table:table-cell office:value-type="float" office:value="28.34" calcext:value-type="float">
            <text:p>2.83E+01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 table:number-columns-repeated="8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10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Default" table:number-columns-repeated="7"/>
          <table:table-cell table:number-columns-repeated="3"/>
        </table:table-row>
      </table:table>
      <table:table table:name="NoCompressionMul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1024" calcext:value-type="float">
            <text:p>1024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625" calcext:value-type="float">
            <text:p>6.25E-04</text:p>
          </table:table-cell>
          <table:table-cell office:value-type="float" office:value="0.00425733333333333" calcext:value-type="float">
            <text:p>4.26E-03</text:p>
          </table:table-cell>
          <table:table-cell office:value-type="float" office:value="0.03384" calcext:value-type="float">
            <text:p>3.38E-02</text:p>
          </table:table-cell>
          <table:table-cell office:value-type="float" office:value="0.24678" calcext:value-type="float">
            <text:p>2.47E-01</text:p>
          </table:table-cell>
          <table:table-cell office:value-type="float" office:value="3.59775" calcext:value-type="float">
            <text:p>3.60E+00</text:p>
          </table:table-cell>
          <table:table-cell office:value-type="float" office:value="25.05" calcext:value-type="float">
            <text:p>2.51E+01</text:p>
          </table:table-cell>
          <table:table-cell office:value-type="float" office:value="238.56" calcext:value-type="float">
            <text:p>2.39E+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0060844" calcext:value-type="float">
            <text:p>6.08E-04</text:p>
          </table:table-cell>
          <table:table-cell office:value-type="float" office:value="0.003737" calcext:value-type="float">
            <text:p>3.74E-03</text:p>
          </table:table-cell>
          <table:table-cell office:value-type="float" office:value="0.02911" calcext:value-type="float">
            <text:p>2.91E-02</text:p>
          </table:table-cell>
          <table:table-cell office:value-type="float" office:value="0.25688" calcext:value-type="float">
            <text:p>2.57E-01</text:p>
          </table:table-cell>
          <table:table-cell office:value-type="float" office:value="3.555" calcext:value-type="float">
            <text:p>3.56E+00</text:p>
          </table:table-cell>
          <table:table-cell office:value-type="float" office:value="25.618" calcext:value-type="float">
            <text:p>2.56E+01</text:p>
          </table:table-cell>
          <table:table-cell office:value-type="float" office:value="230.33" calcext:value-type="float">
            <text:p>2.30E+0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0059832" calcext:value-type="float">
            <text:p>5.98E-04</text:p>
          </table:table-cell>
          <table:table-cell office:value-type="float" office:value="0.00367866666666667" calcext:value-type="float">
            <text:p>3.68E-03</text:p>
          </table:table-cell>
          <table:table-cell office:value-type="float" office:value="0.0275733333333333" calcext:value-type="float">
            <text:p>2.76E-02</text:p>
          </table:table-cell>
          <table:table-cell office:value-type="float" office:value="0.29288" calcext:value-type="float">
            <text:p>2.93E-01</text:p>
          </table:table-cell>
          <table:table-cell office:value-type="float" office:value="3.545" calcext:value-type="float">
            <text:p>3.55E+00</text:p>
          </table:table-cell>
          <table:table-cell office:value-type="float" office:value="26.21" calcext:value-type="float">
            <text:p>2.62E+01</text:p>
          </table:table-cell>
          <table:table-cell office:value-type="float" office:value="249.23" calcext:value-type="float">
            <text:p>2.49E+0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005908" calcext:value-type="float">
            <text:p>5.91E-04</text:p>
          </table:table-cell>
          <table:table-cell office:value-type="float" office:value="0.003827" calcext:value-type="float">
            <text:p>3.83E-03</text:p>
          </table:table-cell>
          <table:table-cell office:value-type="float" office:value="0.0271933333333333" calcext:value-type="float">
            <text:p>2.72E-02</text:p>
          </table:table-cell>
          <table:table-cell office:value-type="float" office:value="0.24396" calcext:value-type="float">
            <text:p>2.44E-01</text:p>
          </table:table-cell>
          <table:table-cell office:value-type="float" office:value="3.73325" calcext:value-type="float">
            <text:p>3.73E+00</text:p>
          </table:table-cell>
          <table:table-cell office:value-type="float" office:value="32.438" calcext:value-type="float">
            <text:p>3.24E+01</text:p>
          </table:table-cell>
          <table:table-cell office:value-type="float" office:value="246.47" calcext:value-type="float">
            <text:p>2.46E+0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58164" calcext:value-type="float">
            <text:p>5.82E-04</text:p>
          </table:table-cell>
          <table:table-cell office:value-type="float" office:value="0.00442666666666667" calcext:value-type="float">
            <text:p>4.43E-03</text:p>
          </table:table-cell>
          <table:table-cell office:value-type="float" office:value="0.0275833333333333" calcext:value-type="float">
            <text:p>2.76E-02</text:p>
          </table:table-cell>
          <table:table-cell office:value-type="float" office:value="0.25938" calcext:value-type="float">
            <text:p>2.59E-01</text:p>
          </table:table-cell>
          <table:table-cell office:value-type="float" office:value="3.64225" calcext:value-type="float">
            <text:p>3.64E+00</text:p>
          </table:table-cell>
          <table:table-cell office:value-type="float" office:value="23.778" calcext:value-type="float">
            <text:p>2.38E+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53656" calcext:value-type="float">
            <text:p>5.37E-04</text:p>
          </table:table-cell>
          <table:table-cell office:value-type="float" office:value="0.00453633333333333" calcext:value-type="float">
            <text:p>4.54E-03</text:p>
          </table:table-cell>
          <table:table-cell office:value-type="float" office:value="0.0274166666666667" calcext:value-type="float">
            <text:p>2.74E-02</text:p>
          </table:table-cell>
          <table:table-cell office:value-type="float" office:value="0.26866" calcext:value-type="float">
            <text:p>2.69E-01</text:p>
          </table:table-cell>
          <table:table-cell office:value-type="float" office:value="3.63125" calcext:value-type="float">
            <text:p>3.63E+00</text:p>
          </table:table-cell>
          <table:table-cell office:value-type="float" office:value="23.818" calcext:value-type="float">
            <text:p>2.38E+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00051232" calcext:value-type="float">
            <text:p>5.12E-04</text:p>
          </table:table-cell>
          <table:table-cell office:value-type="float" office:value="0.00388966666666667" calcext:value-type="float">
            <text:p>3.89E-03</text:p>
          </table:table-cell>
          <table:table-cell office:value-type="float" office:value="0.0325766666666667" calcext:value-type="float">
            <text:p>3.26E-02</text:p>
          </table:table-cell>
          <table:table-cell office:value-type="float" office:value="0.24776" calcext:value-type="float">
            <text:p>2.48E-01</text:p>
          </table:table-cell>
          <table:table-cell office:value-type="float" office:value="3.389" calcext:value-type="float">
            <text:p>3.39E+00</text:p>
          </table:table-cell>
          <table:table-cell office:value-type="float" office:value="23.818" calcext:value-type="float">
            <text:p>2.38E+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0051964" calcext:value-type="float">
            <text:p>5.20E-04</text:p>
          </table:table-cell>
          <table:table-cell office:value-type="float" office:value="0.00400466666666667" calcext:value-type="float">
            <text:p>4.00E-03</text:p>
          </table:table-cell>
          <table:table-cell office:value-type="float" office:value="0.0335566666666667" calcext:value-type="float">
            <text:p>3.36E-02</text:p>
          </table:table-cell>
          <table:table-cell office:value-type="float" office:value="0.24776" calcext:value-type="float">
            <text:p>2.48E-01</text:p>
          </table:table-cell>
          <table:table-cell office:value-type="float" office:value="3.62975" calcext:value-type="float">
            <text:p>3.63E+00</text:p>
          </table:table-cell>
          <table:table-cell office:value-type="float" office:value="23.796" calcext:value-type="float">
            <text:p>2.38E+01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9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1"/>
          <table:table-cell/>
          <table:table-cell table:style-name="Default" table:number-columns-repeated="8"/>
        </table:table-row>
        <table:table-row table:style-name="ro1">
          <table:table-cell table:number-columns-repeated="8"/>
          <table:table-cell table:style-name="Default" table:number-columns-repeated="3"/>
        </table:table-row>
        <table:table-row table:style-name="ro1" table:number-rows-repeated="5"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3T14:13:52.568660870</dc:date>
    <meta:editing-duration>PT1H18M33S</meta:editing-duration>
    <meta:editing-cycles>20</meta:editing-cycles>
    <meta:generator>LibreOffice/7.3.7.2$Linux_X86_64 LibreOffice_project/30$Build-2</meta:generator>
    <meta:document-statistic meta:table-count="3" meta:cell-count="224" meta:object-count="0"/>
  </office:meta>
</office:document-meta>
</file>